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 CE" svg:font-family="'Tahoma CE', Tahoma, 'Lucida Grande CE', 'Lucida Grande', 'Arial CE', 'Helvetica CE', Tahoma, Arial, lucid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use-window-font-color="true" style:font-name="Times New Roman" fo:font-size="12pt" style:font-size-asian="12pt" style:font-size-complex="12pt"/>
    </style:style>
    <style:style style:name="P2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officeooo:paragraph-rsid="0027eab4" style:font-size-asian="12pt" style:font-size-complex="12pt"/>
    </style:style>
    <style:style style:name="P3" style:family="paragraph" style:parent-style-name="Standard" style:list-style-name="L7">
      <style:paragraph-properties fo:text-align="start" style:justify-single-word="false"/>
      <style:text-properties style:use-window-font-color="true" style:font-name="Times New Roman" fo:font-size="12pt" officeooo:paragraph-rsid="0027eab4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style:font-name="Times New Roman" fo:font-size="12pt" officeooo:rsid="001f2252" officeooo:paragraph-rsid="0027eab4" style:font-size-asian="12pt" style:font-size-complex="12pt"/>
    </style:style>
    <style:style style:name="P5" style:family="paragraph" style:parent-style-name="Standard">
      <style:text-properties style:use-window-font-color="true" style:font-name="Times New Roman" fo:font-size="12pt" officeooo:rsid="00228429" officeooo:paragraph-rsid="00228429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font-style="normal" fo:font-weight="bold" officeooo:rsid="001875d5" officeooo:paragraph-rsid="0027eab4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normal" fo:font-weight="bold" officeooo:rsid="001875d5" officeooo:paragraph-rsid="0027eab4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normal" fo:font-weight="bold" officeooo:rsid="0020746d" officeooo:paragraph-rsid="0027eab4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normal" fo:font-weight="normal" officeooo:rsid="001875d5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2pt" fo:font-style="normal" fo:font-weight="normal" officeooo:rsid="001edba1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2pt" fo:font-style="normal" fo:font-weight="normal" officeooo:rsid="001f6021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2pt" fo:font-style="normal" fo:font-weight="normal" officeooo:rsid="002109a7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use-window-font-color="true" style:font-name="Times New Roman" fo:font-size="12pt" fo:font-style="normal" fo:font-weight="normal" officeooo:rsid="0021b6e7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style:use-window-font-color="true" style:font-name="Times New Roman" fo:font-size="12pt" fo:font-style="normal" fo:font-weight="normal" officeooo:rsid="00230fc0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use-window-font-color="true" style:font-name="Times New Roman" fo:font-size="12pt" fo:font-style="normal" fo:font-weight="normal" officeooo:rsid="00200d33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8">
      <style:paragraph-properties fo:text-align="start" style:justify-single-word="false"/>
      <style:text-properties style:use-window-font-color="true" style:font-name="Times New Roman" fo:font-size="12pt" fo:font-style="normal" fo:font-weight="normal" officeooo:rsid="001f6433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use-window-font-color="true" style:font-name="Times New Roman" fo:font-size="12pt" fo:font-style="normal" fo:font-weight="normal" officeooo:rsid="0020746d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use-window-font-color="true" style:font-name="Times New Roman" fo:font-size="12pt" fo:font-style="normal" fo:font-weight="normal" officeooo:rsid="0020746d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0">
      <style:paragraph-properties fo:text-align="start" style:justify-single-word="false"/>
      <style:text-properties style:use-window-font-color="true" style:font-name="Times New Roman" fo:font-size="12pt" fo:font-style="normal" fo:font-weight="normal" officeooo:rsid="0024497d" officeooo:paragraph-rsid="0027e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0">
      <style:paragraph-properties fo:text-align="start" style:justify-single-word="false"/>
      <style:text-properties style:use-window-font-color="true" style:font-name="Times New Roman" fo:font-size="12pt" fo:font-style="normal" fo:font-weight="normal" officeooo:rsid="0024497d" officeooo:paragraph-rsid="0027eab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style:use-window-font-color="true" style:font-name="Times New Roman" fo:font-size="12pt" fo:font-style="italic" fo:font-weight="normal" officeooo:rsid="001875d5" officeooo:paragraph-rsid="0027eab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0">
      <style:paragraph-properties fo:text-align="start" style:justify-single-word="false"/>
      <style:text-properties style:use-window-font-color="true" style:font-name="Times New Roman" fo:font-size="12pt" fo:font-style="italic" fo:font-weight="normal" officeooo:rsid="0023af53" officeooo:paragraph-rsid="0027eab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Times New Roman" fo:font-size="12pt" fo:font-style="italic" fo:font-weight="normal" officeooo:rsid="00186bb3" officeooo:paragraph-rsid="0027eab4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.42cm" fo:margin-bottom="0cm" loext:contextual-spacing="false" fo:text-indent="0cm" style:auto-text-indent="false"/>
      <style:text-properties officeooo:paragraph-rsid="00228429"/>
    </style:style>
    <style:style style:name="P25" style:family="paragraph" style:parent-style-name="Text_20_body">
      <style:text-properties style:use-window-font-color="true" style:font-name="Times New Roman" fo:font-size="12pt" fo:font-weight="bold" officeooo:rsid="00228429" officeooo:paragraph-rsid="00228429" style:font-size-asian="12pt" style:font-weight-asian="bold" style:font-size-complex="12pt" style:font-weight-complex="bold"/>
    </style:style>
    <style:style style:name="P26" style:family="paragraph" style:parent-style-name="Text_20_body">
      <style:text-properties style:use-window-font-color="true" style:font-name="Times New Roman" fo:font-size="12pt" officeooo:rsid="002043ed" officeooo:paragraph-rsid="002043ed" style:font-size-asian="12pt" style:font-size-complex="12pt"/>
    </style:style>
    <style:style style:name="P27" style:family="paragraph" style:parent-style-name="Text_20_body">
      <style:text-properties style:use-window-font-color="true" style:font-name="Times New Roman" fo:font-size="12pt" officeooo:rsid="002043ed" officeooo:paragraph-rsid="0027eab4" style:font-size-asian="12pt" style:font-size-complex="12pt"/>
    </style:style>
    <style:style style:name="P28" style:family="paragraph" style:parent-style-name="Text_20_body">
      <style:text-properties style:use-window-font-color="true" style:font-name="Times New Roman" fo:font-size="12pt" officeooo:rsid="0020e0fc" officeooo:paragraph-rsid="0027eab4" style:font-size-asian="12pt" style:font-size-complex="12pt"/>
    </style:style>
    <style:style style:name="P29" style:family="paragraph" style:parent-style-name="Text_20_body">
      <style:text-properties style:use-window-font-color="true" style:font-name="Times New Roman" fo:font-size="12pt" officeooo:rsid="0020e0fc" officeooo:paragraph-rsid="0020e0fc" style:font-size-asian="12pt" style:font-size-complex="12pt"/>
    </style:style>
    <style:style style:name="P30" style:family="paragraph" style:parent-style-name="Text_20_body">
      <style:text-properties style:use-window-font-color="true" style:font-name="Times New Roman" fo:font-size="12pt" officeooo:rsid="0020e7ad" officeooo:paragraph-rsid="0020e7ad" style:font-size-asian="12pt" style:font-size-complex="12pt"/>
    </style:style>
    <style:style style:name="P31" style:family="paragraph" style:parent-style-name="Text_20_body">
      <style:text-properties style:use-window-font-color="true" style:font-name="Times New Roman" fo:font-size="12pt" officeooo:rsid="00228429" officeooo:paragraph-rsid="0027eab4" style:font-size-asian="12pt" style:font-size-complex="12pt"/>
    </style:style>
    <style:style style:name="P32" style:family="paragraph" style:parent-style-name="Text_20_body">
      <style:paragraph-properties fo:margin-left="0cm" fo:margin-right="0cm" fo:margin-top="0.42cm" fo:margin-bottom="0.21cm" loext:contextual-spacing="false" fo:text-indent="0cm" style:auto-text-indent="false"/>
      <style:text-properties style:use-window-font-color="true" style:font-name="Times New Roman" fo:font-size="12pt" fo:font-weight="bold" officeooo:rsid="00228429" officeooo:paragraph-rsid="00228429" style:font-size-asian="12pt" style:font-weight-asian="bold" style:font-size-complex="12pt" style:font-weight-complex="bold"/>
    </style:style>
    <style:style style:name="T1" style:family="text">
      <style:text-properties officeooo:rsid="0027eab4"/>
    </style:style>
    <style:style style:name="T2" style:family="text">
      <style:text-properties style:font-name="Times New Roman1" fo:font-size="14pt" fo:font-weight="bold" officeooo:rsid="0027ea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fo:color="#ff0000" style:font-name="Times New Roman" fo:font-size="12pt" fo:font-style="normal" fo:font-weight="normal" officeooo:rsid="00186bb3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style:font-name="Times New Roman" fo:font-size="12pt" fo:font-style="normal" fo:font-weight="bold" officeooo:rsid="001f2252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ff0000" fo:font-style="normal" fo:font-weight="bold" officeooo:rsid="001f2252" style:font-style-asian="normal" style:font-weight-asian="bold" style:font-style-complex="normal" style:font-weight-complex="bold"/>
    </style:style>
    <style:style style:name="T7" style:family="text">
      <style:text-properties fo:color="#000000" style:font-name="Times New Roman" fo:font-size="12pt" fo:font-style="normal" fo:font-weight="normal" officeooo:rsid="001db01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color="#000000" style:font-name="Times New Roman" fo:font-size="12pt" fo:font-style="normal" fo:font-weight="normal" officeooo:rsid="001fada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Times New Roman" fo:font-size="12pt" fo:font-style="normal" fo:font-weight="normal" officeooo:rsid="001f247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Times New Roman" fo:font-size="12pt" fo:font-style="normal" fo:font-weight="normal" officeooo:rsid="00186bb3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fo:font-style="normal" fo:font-weight="normal" officeooo:rsid="001f247c" style:font-style-asian="normal" style:font-weight-asian="normal" style:font-style-complex="normal" style:font-weight-complex="normal"/>
    </style:style>
    <style:style style:name="T12" style:family="text">
      <style:text-properties fo:color="#000000" fo:font-style="normal" fo:font-weight="normal" officeooo:rsid="00230fc0" fo:background-color="transparent" loext:char-shading-value="0" style:font-style-asian="normal" style:font-weight-asian="normal" style:font-style-complex="normal" style:font-weight-complex="normal"/>
    </style:style>
    <style:style style:name="T13" style:family="text">
      <style:text-properties fo:color="#000000" fo:font-style="normal" fo:font-weight="normal" officeooo:rsid="0023af53" fo:background-color="transparent" loext:char-shading-value="0" style:font-style-asian="normal" style:font-weight-asian="normal" style:font-style-complex="normal" style:font-weight-complex="normal"/>
    </style:style>
    <style:style style:name="T14" style:family="text">
      <style:text-properties fo:color="#000000" fo:font-style="italic" fo:background-color="transparent" loext:char-shading-value="0" style:font-style-asian="italic" style:font-style-complex="italic"/>
    </style:style>
    <style:style style:name="T15" style:family="text">
      <style:text-properties fo:color="#000000" fo:background-color="transparent" loext:char-shading-value="0"/>
    </style:style>
    <style:style style:name="T16" style:family="text">
      <style:text-properties fo:color="#000000" officeooo:rsid="0026d364" fo:background-color="transparent" loext:char-shading-value="0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fo:font-size="12pt" fo:font-style="normal" fo:font-weight="normal" officeooo:rsid="001db01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fada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f247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86bb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bold" officeooo:rsid="001f2252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officeooo:rsid="001f2252" style:font-style-asian="normal" style:font-weight-asian="bold" style:font-style-complex="normal" style:font-weight-complex="bold"/>
    </style:style>
    <style:style style:name="T26" style:family="text">
      <style:text-properties fo:font-style="normal" fo:font-weight="normal" officeooo:rsid="001f247c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db01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ada2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186bb3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30fc0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3af53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3af53" style:font-style-asian="normal" style:font-style-complex="normal"/>
    </style:style>
    <style:style style:name="T34" style:family="text">
      <style:text-properties officeooo:rsid="001b4489"/>
    </style:style>
    <style:style style:name="T35" style:family="text">
      <style:text-properties officeooo:rsid="0023af53"/>
    </style:style>
    <style:style style:name="T36" style:family="text">
      <style:text-properties officeooo:rsid="00200d33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background-color="transparent" loext:char-shading-value="0" style:font-style-asian="italic" style:font-style-complex="italic"/>
    </style:style>
    <style:style style:name="T39" style:family="text">
      <style:text-properties fo:background-color="transparent" loext:char-shading-value="0"/>
    </style:style>
    <style:style style:name="T40" style:family="text">
      <style:text-properties officeooo:rsid="0026d364" fo:background-color="transparent" loext:char-shading-value="0"/>
    </style:style>
    <style:style style:name="T41" style:family="text">
      <style:text-properties fo:font-variant="normal" fo:text-transform="none" fo:color="#000000" style:font-name="Tahoma CE" fo:font-size="12pt" fo:letter-spacing="normal" fo:font-style="normal" fo:font-weight="normal"/>
    </style:style>
    <style:style style:name="T42" style:family="text">
      <style:text-properties fo:font-variant="normal" fo:text-transform="none" fo:color="#000000" fo:font-size="12pt" fo:letter-spacing="normal" fo:font-style="normal" fo:font-weight="normal"/>
    </style:style>
    <style:style style:name="T43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4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5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6" style:family="text">
      <style:text-properties fo:font-variant="normal" fo:text-transform="none" fo:color="#003399" style:font-name="Tahoma CE" fo:font-size="12pt" fo:letter-spacing="normal" fo:font-style="normal" fo:font-weight="normal"/>
    </style:style>
    <style:style style:name="T47" style:family="text">
      <style:text-properties fo:font-variant="normal" fo:text-transform="none" fo:color="#003399" fo:font-size="12pt" fo:letter-spacing="normal" fo:font-style="normal" fo:font-weight="normal"/>
    </style:style>
    <style:style style:name="T48" style:family="text">
      <style:text-properties fo:font-variant="normal" fo:text-transform="none" fo:color="#003399" style:font-name="Times New Roman" fo:font-size="12pt" fo:letter-spacing="normal" fo:font-style="normal" fo:font-weight="normal"/>
    </style:style>
    <style:style style:name="T49" style:family="text">
      <style:text-properties fo:font-variant="normal" fo:text-transform="none" fo:color="#003399" style:font-name="Times New Roman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003399" style:font-name="Times New Roman" fo:letter-spacing="normal" fo:font-style="normal" fo:font-weight="normal"/>
    </style:style>
    <style:style style:name="T51" style:family="text">
      <style:text-properties fo:font-size="12pt" fo:font-style="normal" fo:font-weight="normal" officeooo:rsid="001db01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1fada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1f247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186bb3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bold" officeooo:rsid="001f2252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style:use-window-font-color="true" officeooo:rsid="00228429"/>
    </style:style>
    <style:style style:name="T57" style:family="text">
      <style:text-properties style:use-window-font-color="true" style:font-name="Times New Roman" officeooo:rsid="00228429"/>
    </style:style>
    <style:style style:name="T58" style:family="text">
      <style:text-properties style:use-window-font-color="true" style:font-name="Times New Roman" fo:font-size="12pt" officeooo:rsid="00228429" style:font-size-asian="12pt" style:font-size-complex="12pt"/>
    </style:style>
    <style:style style:name="T59" style:family="text">
      <style:text-properties fo:font-size="14pt" fo:font-weight="bold" officeooo:rsid="0027ea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0" style:family="text">
      <style:text-properties fo:font-weight="bold" officeooo:rsid="0027eab4" style:font-name-asian="Microsoft YaHei" style:font-weight-asian="bold" style:font-name-complex="Mang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dde-connection-decls/>
      <text:h text:style-name="P1" text:outline-level="1"><text:span text:style-name="T60">Karel Havlíček Borovský</text:span> – <text:span text:style-name="T60">Král Lávra</text:span></text:h>
      <text:p text:style-name="P25">Informace ke knize</text:p>
      <text:p text:style-name="P26">literární druh: <text:span text:style-name="T1">epika</text:span></text:p>
      <text:p text:style-name="P27">literární žánr: <text:span text:style-name="T27">satirická veršovaná skladba</text:span></text:p>
      <text:p text:style-name="P26">literární forma: <text:span text:style-name="T1">poezie</text:span></text:p>
      <text:p text:style-name="P28">téma: <text:span text:style-name="T28">Strach z posměchu za vzhled.</text:span></text:p>
      <text:p text:style-name="P29">Kdy: -</text:p>
      <text:p text:style-name="P29">kde: <text:span text:style-name="T1">Irsko</text:span></text:p>
      <text:p text:style-name="P29">kompozice: <text:span text:style-name="T1">Chronologická</text:span></text:p>
      <text:p text:style-name="P28">způsob vyprávění: <text:span text:style-name="T26">er-forma</text:span></text:p>
      <text:p text:style-name="P30">charakteristika postav:</text:p>
      <text:p text:style-name="P31">jazykové prostředky: <text:span text:style-name="T26">v</text:span><text:span text:style-name="T29">eršovan </text:span><text:span text:style-name="T25">král – </text:span><text:span text:style-name="T26">hodný, dobromyslný, bojí se posměch za oslí uši, 1x za rok popraví holiče</text:span></text:p>
      <text:list xml:id="list1999577481" text:style-name="L1">
        <text:list-item>
          <text:p text:style-name="P2"><text:span text:style-name="T25">Kukulín – </text:span><text:span text:style-name="T26">poctivý, holič, syn vdovy, tíží ho královo tajemství (řekl ho vrbě)</text:span></text:p>
        </text:list-item>
        <text:list-item>
          <text:p text:style-name="P4"><text:span text:style-name="T24">Červíček – </text:span><text:span text:style-name="T26">muzikant, jehož basa vyzradí tajemství na bále, neboť měl smyčec z vrby</text:span></text:p>
        </text:list-item>
      </text:list>
      <text:p text:style-name="P31"><text:span text:style-name="T29">á skladba, personifikace, ironie, alegorie</text:span></text:p>
      <text:p text:style-name="P32">Kontext díla</text:p>
      <text:p text:style-name="P6">K<text:span text:style-name="T34">arel Havlíček Borovský</text:span></text:p>
      <text:p text:style-name="P9">život:<text:tab/></text:p>
      <text:list xml:id="list930682321" text:style-name="L2">
        <text:list-item>
          <text:p text:style-name="P10">novinář, spisovatel, vlastenec a politik</text:p>
        </text:list-item>
        <text:list-item>
          <text:p text:style-name="P10">hrdina – bojoval za názory lidí (proti církvi a politice)</text:p>
        </text:list-item>
        <text:list-item>
          <text:p text:style-name="P11">přezdíván „Mluvčí národa“</text:p>
        </text:list-item>
        <text:list-item>
          <text:p text:style-name="P12">Borovský je odvozen od místa narození (Borová)</text:p>
        </text:list-item>
        <text:list-item>
          <text:p text:style-name="P13">založil Národní noviny, po zastavení vydával v Kutné Hoře týdeník Slovan</text:p>
        </text:list-item>
        <text:list-item>
          <text:p text:style-name="P13">základy moderní žurnalistiky [Pražské noviny, časopis Slovan – redaktor; Národní noviny – zakladatel (Příloha skřítek – kritické texty)]</text:p>
        </text:list-item>
        <text:list-item>
          <text:p text:style-name="P13">největší kritik soudobé spol<text:span text:style-name="T35">e</text:span>čnosti</text:p>
        </text:list-item>
        <text:list-item>
          <text:p text:style-name="P13">1851 deportován do Brixenu – bez soudního rozhodnutí, ale na doporučení A.Bacha – psal zde texty, byl pod stálým dohledem, v ČR měl ženu a dceru – 1855 povolen návrat z důvodu nemoci – žena po smrti – 1856 <text:s/>umírá </text:p>
        </text:list-item>
        <text:list-item>
          <text:p text:style-name="P13">jeho pohřeb = demonstrace – B. Němcová pokládá na hro trnovou korunu</text:p>
        </text:list-item>
        <text:list-item>
          <text:p text:style-name="P13">politicky tzv. Druhá generace národních buditelů</text:p>
          <text:p text:style-name="P13"/>
        </text:list-item>
      </text:list>
      <text:p text:style-name="P9">další díla:</text:p>
      <text:list xml:id="list2759505182" text:style-name="L7">
        <text:list-item>
          <text:p text:style-name="P14">Král Lávra, Tyrolské elegie </text:p>
        </text:list-item>
        <text:list-item>
          <text:p text:style-name="P3"><text:span text:style-name="T30">O</text:span><text:span text:style-name="T31">brazy z </text:span><text:span text:style-name="T30">Rus</text:span></text:p>
        </text:list-item>
        <text:list-item>
          <text:p text:style-name="P14">E<text:span text:style-name="T35">pigramy</text:span></text:p>
        </text:list-item>
      </text:list>
      <text:p text:style-name="P9">literární kontext:</text:p>
      <text:p text:style-name="P7">Realismus</text:p>
      <text:list xml:id="list4190463895" text:style-name="L8">
        <text:list-item>
          <text:p text:style-name="P15">2. polovina 19. stol.</text:p>
        </text:list-item>
        <text:list-item>
          <text:p text:style-name="P15">„realis“ = skutečný → realita, skutečnost</text:p>
        </text:list-item>
        <text:list-item>
          <text:p text:style-name="P16">p<text:span text:style-name="T36">růmyslová revoluce:</text:span></text:p>
          <text:list>
            <text:list-item>
              <text:p text:style-name="P15">rozvoj vědy a hospodářství</text:p>
            </text:list-item>
            <text:list-item>
              <text:p text:style-name="P15">vzrůst lidského sebevědomí</text:p>
            </text:list-item>
            <text:list-item>
              <text:p text:style-name="P15"><text:soft-page-break/>rozdíly mezi bohatými a chudými</text:p>
            </text:list-item>
          </text:list>
        </text:list-item>
        <text:list-item>
          <text:p text:style-name="P15">znaky:</text:p>
          <text:list>
            <text:list-item>
              <text:p text:style-name="P17">podat celkový a pravdivý obraz společnosti</text:p>
            </text:list-item>
            <text:list-item>
              <text:p text:style-name="P17">kritika nedostatků společnosti</text:p>
            </text:list-item>
            <text:list-item>
              <text:p text:style-name="P17">autor nebývá součástí díla </text:p>
            </text:list-item>
            <text:list-item>
              <text:p text:style-name="P17">hl. hrdina se vyvíjí (mění se) = typizace = na jednotlivci jsou zobrazeny vlastnosti shodné s větší skupinou lidí</text:p>
            </text:list-item>
            <text:list-item>
              <text:p text:style-name="P17">romány, divadelní hry</text:p>
            </text:list-item>
          </text:list>
        </text:list-item>
      </text:list>
      <text:p text:style-name="P8">Naturalismus</text:p>
      <text:list xml:id="list1140217102" text:style-name="L9">
        <text:list-item>
          <text:p text:style-name="P18">krajní směr realismus</text:p>
        </text:list-item>
        <text:list-item>
          <text:p text:style-name="P18">člověk je ovlivněn:</text:p>
          <text:list>
            <text:list-item>
              <text:p text:style-name="P18">geneticky/dědičně</text:p>
            </text:list-item>
            <text:list-item>
              <text:p text:style-name="P18">prostředím</text:p>
            </text:list-item>
            <text:list-item>
              <text:p text:style-name="P18">výchovou</text:p>
            </text:list-item>
          </text:list>
        </text:list-item>
      </text:list>
      <text:p text:style-name="P9">další autoři:</text:p>
      <text:list xml:id="list4118427147" text:style-name="L10">
        <text:list-item>
          <text:p text:style-name="P21">B<text:span text:style-name="T35">ožena Němcová </text:span><text:span text:style-name="T33">→ Divá Bára, Babička</text:span></text:p>
        </text:list-item>
        <text:list-item>
          <text:p text:style-name="P22">Charles Dickens<text:span text:style-name="T32"> → Oliver Twist </text:span></text:p>
        </text:list-item>
        <text:list-item>
          <text:p text:style-name="P19"><text:span text:style-name="T37">Émile Zola</text:span> → Zabiják</text:p>
        </text:list-item>
        <text:list-item>
          <text:p text:style-name="P20"><text:span text:style-name="T38">Henrik Ibsen</text:span><text:span text:style-name="T39"> → Nora/</text:span><text:span text:style-name="T40">Domeček pro panenky/Domov loutek</text:span></text:p>
        </text:list-item>
      </text:list>
      <text:p text:style-name="P23"/>
      <text:p text:style-name="P24"><text:span text:style-name="T58">Děj: </text:span><text:span text:style-name="T44"><office:annotation><dc:date>2022-09-26T18:21:34.742000000</dc:date><text:p>&lt;!--StartFragment--&gt;</text:p></office:annotation></text:span><text:span text:style-name="T44">Král Lávra je dobromyslný a poddanými oblíbený irský král s jedinou špatnou vlastností - každý rok se nechá pouze jednou ostříhat a svého holiče potom nechá pověsti. Nikdo neví, proč to král dělá, a jinak velmi oblíbenému panovníkovi je to ostře vytýkáno. Jednou je za královského lazebníka vybrán Kukulín, syn dobré vdovy. Vdova se za svého jediného syna postaví a přemlouvá krále, aby ho nenechal popravit. Dobrosrdečný Lávra souhlasí a ustanoví Kukulína svým osobním holičem pod podmínkou, že nikomu neprozradí to, co pokaždé, když Lávru stříhá, vidí na královské hlavě. Kukulína ale tajemství pálí, a tak ho pošeptá alespoň do dutiny staré vrby. Naneštěstí si z této vrby vyrobí smyčec jeden muzikant, jenž hraje na zámku u krále Lávry. Při plese zpívající basa vyzradí, že Lávra pod vlasy skrývá oslí uši. Nejprve je z toho velké pozdvižení, ale pak si poddaní uvědomí, že je to jediná vada, a není zase tak hrozná, a tak Lávra od té doby může nosit své oslí uši beze studu viditelně a veřejně.</text:span><text:span text:style-name="T44"><office:annotation><dc:date>2022-09-26T18:21:34.759000000</dc:date><text:p>&lt;!--EndFragment--&gt;</text:p></office:annotation></text:span><text:span text:style-name="T23"> 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Tahoma CE" svg:font-family="'Tahoma CE', Tahoma, 'Lucida Grande CE', 'Lucida Grande', 'Arial CE', 'Helvetica CE', Tahoma, Arial, lucida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ázev_20_hlavní_20_kapitoly" style:display-name="Název hlavní kapitoly" style:family="paragraph" style:parent-style-name="Standard">
      <style:paragraph-properties fo:margin-top="0.499cm" fo:margin-bottom="0cm" loext:contextual-spacing="false"/>
      <style:text-properties fo:font-size="12pt" fo:font-weight="bold"/>
    </style:style>
    <style:style style:name="Název_20_textu" style:display-name="Název textu" style:family="paragraph" style:parent-style-name="Název_20_hlavní_20_kapitoly">
      <style:paragraph-properties fo:margin-top="0cm" fo:margin-bottom="0cm" loext:contextual-spacing="false"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42cm" loext:contextual-spacing="false" fo:text-align="center" style:justify-single-word="false" fo:text-indent="-0.76cm" style:auto-text-indent="false">
        <style:tab-stops/>
      </style:paragraph-properties>
      <style:text-properties style:font-name="Times New Roman1" fo:font-family="'Times New Roman'" style:font-style-name="tučné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10-27T16:02:09.89</meta:creation-date>
    <meta:generator>LibreOffice/6.3.4.2$Windows_X86_64 LibreOffice_project/60da17e045e08f1793c57c00ba83cdfce946d0aa</meta:generator>
    <dc:date>2022-09-26T18:22:21.570000000</dc:date>
    <meta:editing-duration>PT1H35M41S</meta:editing-duration>
    <meta:editing-cycles>13</meta:editing-cycles>
    <meta:document-statistic meta:table-count="0" meta:image-count="0" meta:object-count="0" meta:page-count="2" meta:paragraph-count="59" meta:word-count="508" meta:character-count="3127" meta:non-whitespace-character-count="2693"/>
  </office:meta>
</office:document-meta>
</file>